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Validator.validate( String valu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Validator.minValue( double value , double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Validator.maxValue( double value , double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Validator.validat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Validator.isInRange( double value , double min , double ma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Validator.validate( String 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Validator.Double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Validato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Validator.processParsedValue( Object value , Format format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ubleValidator.DoubleValidator( boolean strict , int forma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Validator.validate( String value , String pattern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Validator.isInRange( Double value , double min , double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Validator.maxValue( Double value , double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Validator.minValue( Double value , double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